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File.of( String name , InputStreamSource inputStream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le.toBytes( InputStreamSource inputStream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File.ClassFile( String name , byte [ ]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File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le.toClassNam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Fi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le.of( String name , byte [ ]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